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676d" officeooo:paragraph-rsid="0007676d" style:font-weight-asian="bold" style:font-weight-complex="bold"/>
    </style:style>
    <style:style style:name="P2" style:family="paragraph" style:parent-style-name="Standard">
      <style:text-properties fo:font-weight="bold" officeooo:rsid="0007676d" officeooo:paragraph-rsid="0007676d" style:font-weight-asian="bold" style:font-weight-complex="bold"/>
    </style:style>
    <style:style style:name="P3" style:family="paragraph" style:parent-style-name="Standard">
      <style:text-properties fo:font-weight="bold" officeooo:rsid="0008791b" officeooo:paragraph-rsid="0008791b" style:font-weight-asian="bold" style:font-weight-complex="bold"/>
    </style:style>
    <style:style style:name="P4" style:family="paragraph" style:parent-style-name="Standard">
      <style:text-properties fo:font-weight="bold" officeooo:rsid="0007676d" officeooo:paragraph-rsid="0008791b" style:font-weight-asian="bold" style:font-weight-complex="bold"/>
    </style:style>
    <style:style style:name="P5" style:family="paragraph" style:parent-style-name="Standard">
      <style:text-properties fo:font-weight="normal" officeooo:rsid="0008791b" officeooo:paragraph-rsid="0008791b" style:font-weight-asian="normal" style:font-weight-complex="normal"/>
    </style:style>
    <style:style style:name="P6" style:family="paragraph" style:parent-style-name="Standard">
      <style:text-properties fo:font-weight="bold" officeooo:rsid="000a1816" officeooo:paragraph-rsid="000a181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1816" style:font-weight-asian="normal" style:font-weight-complex="normal"/>
    </style:style>
    <style:style style:name="T3" style:family="text">
      <style:text-properties fo:font-weight="normal" officeooo:rsid="0008791b" style:font-weight-asian="normal" style:font-weight-complex="normal"/>
    </style:style>
    <style:style style:name="T4" style:family="text">
      <style:text-properties fo:font-weight="bold" officeooo:rsid="000a1816" style:font-weight-asian="bold" style:font-weight-complex="bold"/>
    </style:style>
    <style:style style:name="T5" style:family="text">
      <style:text-properties officeooo:rsid="000a1816"/>
    </style:style>
    <style:style style:name="T6" style:family="text">
      <style:text-properties fo:font-weight="normal" officeooo:rsid="00089de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xEvasion Design Doc</text:p>
      <text:p text:style-name="P2"/>
      <text:p text:style-name="P2">Overview:</text:p>
      <text:p text:style-name="P2"><text:tab/>Full Title: <text:span text:style-name="T1">Tax Evasion: The Experience</text:span></text:p>
      <text:p text:style-name="P2"><text:span text:style-name="T1">Evasive plat-former about a sentient bag of money physically evading the IRS</text:span></text:p>
      <text:p text:style-name="P2"><text:span text:style-name="T1">Progresses from Hollow Knight style enemies to a bullet hell in later levels</text:span></text:p>
      <text:p text:style-name="P3"><text:span text:style-name="T1">There is no </text:span><text:span text:style-name="T2">direct attack that the player can perform </text:span></text:p>
      <text:p text:style-name="P2"><text:span text:style-name="T1"/></text:p>
      <text:p text:style-name="P2">Levels:<text:span text:style-name="T1"> </text:span></text:p>
      <text:p text:style-name="P2"><text:span text:style-name="T1"><text:tab/>Rural </text:span></text:p>
      <text:p text:style-name="P2"><text:span text:style-name="T1"><text:tab/><text:tab/>Simple enemies in a hilly, floral environment</text:span></text:p>
      <text:p text:style-name="P2"><text:span text:style-name="T1"><text:tab/>Suburbia</text:span></text:p>
      <text:p text:style-name="P2"><text:span text:style-name="T1"><text:tab/><text:tab/>Flatter enviorment more aggressive ememies projectiles more common </text:span></text:p>
      <text:p text:style-name="P2"><text:span text:style-name="T1"><text:tab/></text:span><text:span text:style-name="T3">City(Capital)</text:span></text:p>
      <text:p text:style-name="P2"><text:span text:style-name="T3"><text:tab/><text:tab/>Ranged enemies most common </text:span></text:p>
      <text:p text:style-name="P4"><text:span text:style-name="T3"><text:tab/>IRS Headquaters</text:span></text:p>
      <text:p text:style-name="P4"><text:span text:style-name="T3"><text:s/><text:tab/><text:tab/>Boss Rush of history’s biggest tax evadors</text:span></text:p>
      <text:p text:style-name="P4"><text:span text:style-name="T3"><text:tab/>Uncle Sam (Final Boss)</text:span></text:p>
      <text:p text:style-name="P4"><text:span text:style-name="T3"/></text:p>
      <text:p text:style-name="P4"><text:span text:style-name="T3"/></text:p>
      <text:p text:style-name="P3">Enemies: </text:p>
      <text:p text:style-name="P3"/>
      <text:p text:style-name="P5"><text:tab/><text:span text:style-name="T4">General: </text:span></text:p>
      <text:p text:style-name="P5"><text:span text:style-name="T4"><text:tab/><text:tab/></text:span><text:span text:style-name="T5">(NOT IMPLEMENTED) Each enemy will have a state which determines what that <text:tab/>enemy is currently doing ex:</text:span></text:p>
      <text:p text:style-name="P5"><text:tab/><text:tab/><text:span text:style-name="T5">Active: enemy is in idle animation </text:span></text:p>
      <text:p text:style-name="P5"><text:tab/><text:tab/><text:span text:style-name="T5">Chase: enemy sees layer and is following its position </text:span></text:p>
      <text:p text:style-name="P5"><text:tab/><text:tab/><text:span text:style-name="T5">Dying: enemy is playing death animation</text:span></text:p>
      <text:p text:style-name="P3"><text:tab/>Badger:</text:p>
      <text:p text:style-name="P3"><text:tab/><text:tab/><text:span text:style-name="T6">Basic AI similar to Red Koopa </text:span></text:p>
      <text:p text:style-name="P3"><text:tab/></text:p>
      <text:p text:style-name="P3"><text:tab/>Wolf: </text:p>
      <text:p text:style-name="P3"><text:tab/><text:tab/><text:span text:style-name="T6">Chases the player</text:span></text:p>
      <text:p text:style-name="P3"><text:tab/>Bear:</text:p>
      <text:p text:style-name="P3"><text:tab/><text:tab/><text:span text:style-name="T6">Chases the player after some delay </text:span></text:p>
      <text:p text:style-name="P3"><text:tab/>BearTrap:</text:p>
      <text:p text:style-name="P3"><text:tab/><text:tab/><text:span text:style-name="T6">Short delay before killing the player</text:span></text:p>
      <text:p text:style-name="P3"><text:tab/>Bird: </text:p>
      <text:p text:style-name="P3"><text:tab/><text:tab/><text:span text:style-name="T5">S</text:span><text:span text:style-name="T2">woops at player in a sinusoidal pattern</text:span></text:p>
      <text:p text:style-name="P3"><text:span text:style-name="T2"><text:tab/><text:tab/><text:tab/>Returns to same Y Height</text:span></text:p>
      <text:p text:style-name="P3"><text:tab/>Bat:</text:p>
      <text:p text:style-name="P6"><text:tab/><text:tab/><text:span text:style-name="T1">Chases the player directly </text:span></text:p>
      <text:p text:style-name="P3"><text:tab/></text:p>
      <text:p text:style-name="P3"><text:tab/>Raccoon:</text:p>
      <text:p text:style-name="P3"><text:tab/><text:tab/><text:span text:style-name="T2">Similar to badger but traverses circumference of floating ground object <text:s/></text:span></text:p>
      <text:p text:style-name="P3"><text:tab/></text:p>
      <text:p text:style-name="P3">Architecture:</text:p>
      <text:p text:style-name="P3"><text:tab/><text:span text:style-name="T2">The player, Ground, Winzones and Enemies are all of super parent type Entity</text:span></text:p>
      <text:p text:style-name="P3"><text:soft-page-break/><text:span text:style-name="T2"><text:tab/>The sub types Ground and Enemies have many derived classes which represent the types of those </text:span></text:p>
      <text:p text:style-name="P3"><text:span text:style-name="T2"><text:tab/>Entity has an Update(&amp;vec Entities) function which determienes all of the logic for the object </text:span></text:p>
      <text:p text:style-name="P3"><text:span text:style-name="T2"><text:tab/>(NOT IMPLEMENTED) each enemy and the player has a state which determines its current action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07:16:48.481000000</meta:creation-date>
    <meta:generator>LibreOffice/24.8.3.2$Windows_X86_64 LibreOffice_project/48a6bac9e7e268aeb4c3483fcf825c94556d9f92</meta:generator>
    <dc:date>2024-12-18T07:50:18.994000000</dc:date>
    <meta:editing-duration>PT23M19S</meta:editing-duration>
    <meta:editing-cycles>3</meta:editing-cycles>
    <meta:document-statistic meta:table-count="0" meta:image-count="0" meta:object-count="0" meta:page-count="2" meta:paragraph-count="45" meta:word-count="235" meta:character-count="1531" meta:non-whitespace-character-count="1262"/>
  </office:meta>
</office:document-meta>
</file>